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2.24pt solid #000000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.72pt" svg:y="231.7pt">
            <loext:p draw:notify-on-update-of-ranges="Sheet1.B2:Sheet1.B2 Sheet1.A2:Sheet1.A11 Sheet1.A2:Sheet1.A11 Sheet1.B2:Sheet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ile Number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Duplicate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<text:span text:style-name="T1">Column 1</text:span>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Mean</text:p>
          </table:table-cell>
          <table:table-cell table:formula="of:=AVERAGE([.$B$2:.$B$11])" office:value-type="float" office:value="50.4" calcext:value-type="float">
            <text:p>50.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2:.$B$11])/COUNT([.$B$2:.$B$11]))" office:value-type="float" office:value="0.845905169363301" calcext:value-type="float">
            <text:p>0.845905169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Mode</text:p>
          </table:table-cell>
          <table:table-cell table:formula="of:=MODE([.$B$2:.$B$11]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Median</text:p>
          </table:table-cell>
          <table:table-cell table:formula="of:=MEDIAN([.$B$2:.$B$11])" office:value-type="float" office:value="49.5" calcext:value-type="float">
            <text:p>49.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First Quartile </text:p>
          </table:table-cell>
          <table:table-cell table:formula="of:=QUARTILE([.$B$2:.$B$11]; 1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2:.$B$11]; 3)" office:value-type="float" office:value="51.75" calcext:value-type="float">
            <text:p>51.7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Variance</text:p>
          </table:table-cell>
          <table:table-cell table:formula="of:=VAR([.$B$2:.$B$11])" office:value-type="float" office:value="7.15555555555556" calcext:value-type="float">
            <text:p>7.155555555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2:.$B$11])" office:value-type="float" office:value="2.67498701969852" calcext:value-type="float">
            <text:p>2.674987019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Kurtosis</text:p>
          </table:table-cell>
          <table:table-cell table:formula="of:=KURT([.$B$2:.$B$11])" office:value-type="float" office:value="0.836339261602562" calcext:value-type="float">
            <text:p>0.83633926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kewness</text:p>
          </table:table-cell>
          <table:table-cell table:formula="of:=SKEW([.$B$2:.$B$11])" office:value-type="float" office:value="0.987408285862927" calcext:value-type="float">
            <text:p>0.9874082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:</text:p>
          </table:table-cell>
          <table:table-cell office:value-type="float" office:value="49.5" calcext:value-type="float">
            <text:p>49.5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table:formula="of:=MAX([.$B$2:.$B$11])-MIN([.$B$2:.$B$11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um: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Minimum</text:p>
          </table:table-cell>
          <table:table-cell table:formula="of:=MIN([.$B$2:.$B$11]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um: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Maximum</text:p>
          </table:table-cell>
          <table:table-cell table:formula="of:=MAX([.$B$2:.$B$11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:</text:p>
          </table:table-cell>
          <table:table-cell table:formula="of:=([.B2]+[.B3]+[.B4]+[.B5]+[.B6]+[.B7]+[.B8]+[.B9]+[.B10]+[.B11])/10" office:value-type="float" office:value="50.4" calcext:value-type="float">
            <text:p>50.4</text:p>
          </table:table-cell>
          <table:table-cell table:formula="of:=([.C2]+[.C3]+[.C4]+[.C5]+[.C6]+[.C7]+[.C8]+[.C9]+[.C10]+[.C11])/10" office:value-type="float" office:value="128.6" calcext:value-type="float">
            <text:p>128.6</text:p>
          </table:table-cell>
          <table:table-cell/>
          <table:table-cell office:value-type="string" calcext:value-type="string">
            <text:p>Sum</text:p>
          </table:table-cell>
          <table:table-cell table:formula="of:=SUM([.$B$2:.$B$11])"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. Dev:</text:p>
          </table:table-cell>
          <table:table-cell table:formula="of:=STDEV([.$B$2:.$B$11])" office:value-type="float" office:value="2.67498701969852" calcext:value-type="float">
            <text:p>2.6749870197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formula="of:=COUNT([.$B$2:.$B$11])"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number-rows-repeated="22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7" table:number-rows-spanned="3">
            <text:p>lg(N) is clearly a better fit, as we can see that for an N of 2^20, we have values at around 50. Estimating N at 2^20, while technically could yield the correct answer, is not as good as a log of N, which we see gives us a much better rough estimate</text:p>
          </table:table-cell>
          <table:covered-table-cell table:number-columns-repeated="6"/>
        </table:table-row>
        <table:table-row table:style-name="ro1">
          <table:table-cell/>
          <table:covered-table-cell table:number-columns-repeated="7"/>
        </table:table-row>
        <table:table-row table:style-name="ro1">
          <table:table-cell/>
          <table:covered-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 table:number-columns-spanned="7" table:number-rows-spanned="4">
            <text:p>A standard deviation of around 2.7 is not really that surprising, consider that the possible values are from 20 to 2^20. I would say that it is a representation of how good the Binary Search Tree is at handling large quantities of data, having such a small variance of tree height.</text:p>
          </table:table-cell>
          <table:covered-table-cell table:number-columns-repeated="6"/>
        </table:table-row>
        <table:table-row table:style-name="ro1">
          <table:table-cell/>
          <table:covered-table-cell table:number-columns-repeated="7"/>
        </table:table-row>
        <table:table-row table:style-name="ro1">
          <table:table-cell/>
          <table:covered-table-cell table:number-columns-repeated="7"/>
        </table:table-row>
        <table:table-row table:style-name="ro1">
          <table:table-cell/>
          <table:covered-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 table:number-columns-spanned="7" table:number-rows-spanned="5">
            <text:p>The average number of duplicates was 128. At first I was surprised by how many there were, as I was thinking of how many possible values there were and how unlikely it would be to generate the same one twice, but then I realized that with such a massive amount of numbers, it would rather be incredibly unlikely for there to be no repeats at all.</text:p>
          </table:table-cell>
          <table:covered-table-cell table:number-columns-repeated="6"/>
        </table:table-row>
        <table:table-row table:style-name="ro1">
          <table:table-cell/>
          <table:covered-table-cell table:number-columns-repeated="7"/>
        </table:table-row>
        <table:table-row table:style-name="ro1">
          <table:table-cell/>
          <table:covered-table-cell table:number-columns-repeated="7"/>
        </table:table-row>
        <table:table-row table:style-name="ro1">
          <table:table-cell/>
          <table:covered-table-cell table:number-columns-repeated="7"/>
        </table:table-row>
        <table:table-row table:style-name="ro1">
          <table:table-cell/>
          <table:covered-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 table:number-columns-spanned="7" table:number-rows-spanned="3">
            <text:p>If we wish to match the model <text:s text:c="3"/>a * lg(N) + b <text:s text:c="2"/>to our average result, we need to find a value that multiplies 20 (our ideal lg(N)) into our average result, 50.4. We find that the result is 50.4/20, or 2.52, as a reasonable value for a. </text:p>
          </table:table-cell>
          <table:covered-table-cell table:number-columns-repeated="6"/>
        </table:table-row>
        <table:table-row table:style-name="ro1">
          <table:table-cell/>
          <table:covered-table-cell table:number-columns-repeated="7"/>
        </table:table-row>
        <table:table-row table:style-name="ro1">
          <table:table-cell/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right>
          <text:p>CS 112</text:p>
          <text:p>Matthew Nykamp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09:59:43.592591100</meta:creation-date>
    <dc:date>2016-11-29T10:31:12.289123317</dc:date>
    <meta:editing-duration>PT10M7S</meta:editing-duration>
    <meta:editing-cycles>3</meta:editing-cycles>
    <meta:generator>LibreOffice/5.1.4.2$Linux_X86_64 LibreOffice_project/10m0$Build-2</meta:generator>
    <meta:document-statistic meta:table-count="1" meta:cell-count="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34cm" svg:y="0.316cm" chart:style-name="ch2">
          <text:p>Heights of Binary Search Trees</text:p>
        </chart:title>
        <chart:subtitle svg:x="7.162cm" svg:y="1.275cm" chart:style-name="ch3">
          <text:p>Project 9</text:p>
        </chart:subtitle>
        <chart:legend chart:legend-position="bottom" svg:x="6.232cm" svg:y="8.217cm" style:legend-expansion="wide" chart:style-name="ch4"/>
        <chart:plot-area chart:style-name="ch5" table:cell-range-address="Sheet1.A2:Sheet1.B11" chart:data-source-has-labels="both" svg:x="1.331cm" svg:y="2.138cm" svg:width="14.349cm" svg:height="4.918cm">
          <chartooo:coordinate-region svg:x="1.952cm" svg:y="2.337cm" svg:width="13.728cm" svg:height="4.072cm"/>
          <chart:axis chart:dimension="x" chart:name="primary-x" chart:style-name="ch6" chartooo:axis-type="auto">
            <chartooo:date-scale/>
            <chart:title svg:x="7.561cm" svg:y="7.236cm" chart:style-name="ch7">
              <text:p>File Number</text:p>
            </chart:title>
            <chart:categories table:cell-range-address="Sheet1.A2:Sheet1.A11"/>
          </chart:axis>
          <chart:axis chart:dimension="y" chart:name="primary-y" chart:style-name="ch8">
            <chart:title svg:x="0.451cm" svg:y="6.268cm" chart:style-name="ch9">
              <text:p>Height of Created BST</text:p>
            </chart:title>
            <chart:grid chart:style-name="ch10" chart:class="major"/>
          </chart:axis>
          <chart:series chart:style-name="ch11" chart:values-cell-range-address="Sheet1.B2:Sheet1.B11" chart:label-cell-address="Sheet1.A2:Sheet1.A1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 9 10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</text:list>
                <draw:g>
                  <svg:desc>Sheet1.A2:Sheet1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1</svg:desc>
                </draw:g>
              </table:table-cell>
              <table:table-cell office:value-type="float" office:value="52">
                <text:p>52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